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2" draw:text-style-name="P1" draw:layer="layout" svg:width="25cm" svg:height="9.5cm" svg:x="1.5cm" svg:y="3.5cm" presentation:class="subtitle" presentation:user-transformed="true">
          <draw:text-box>
            <text:p>NEW PROPOSA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Automation Proposal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I would like to bring a proposal to your desk about automating our deployment procedures.</text:p>
              </text:list-item>
              <text:list-item>
                <text:p>Following the latest trends in the technology world and the errors which plague systems under mostly human control, the switch is something I think is needed at this moment.</text:p>
              </text:list-item>
              <text:list-item>
                <text:p>The advantages are numerous, one of the most important which is faster delivery times and less errors during deploy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Automation Proposal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Other benefits are:</text:p>
              </text:list-item>
              <text:list-item>
                <text:p>Costs of making deployment is massively reduced</text:p>
              </text:list-item>
              <text:list-item>
                <text:p>Users get to see their changes occur almost in real time and not having to wait to have one massive release.</text:p>
              </text:list-item>
              <text:list-item>
                <text:p>Product is well tested and with the build up in confidence, users will tend to come back.</text:p>
              </text:list-item>
              <text:list-item>
                <text:p>There is much more time to invest in building soft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This will be very good for the growth of our company</text:p>
              </text:list-item>
              <text:list-item>
                <text:p>Less cost</text:p>
              </text:list-item>
              <text:list-item>
                <text:p>Protection revenue by retaining user confidence</text:p>
              </text:list-item>
              <text:list-item>
                <text:p>Being in trend with latest technology</text:p>
              </text:list-item>
              <text:list-item>
                <text:p>Instant alerts to control costs as well as reduce them, </text:p>
              </text:list-item>
              <text:list-item>
                <text:p>Overall general satisfaction of the workers to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I would love you to give it a thought</text:p>
              </text:list-item>
              <text:list-item>
                <text:p>I strongly believe this will be a good step in the right dire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19:12:30.622200905</meta:creation-date>
    <meta:editing-duration>PT13S</meta:editing-duration>
    <meta:editing-cycles>2</meta:editing-cycles>
    <meta:generator>LibreOffice/7.3.7.2$Linux_X86_64 LibreOffice_project/30$Build-2</meta:generator>
    <dc:title>Forestbird</dc:title>
    <dc:date>2023-02-02T19:24:34.249560934</dc:date>
    <meta:document-statistic meta:object-count="283"/>
  </office:meta>
</office:document-meta>
</file>